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2b7f" officeooo:paragraph-rsid="00122b7f"/>
    </style:style>
    <style:style style:name="P2" style:family="paragraph" style:parent-style-name="Standard">
      <style:text-properties officeooo:rsid="00136384" officeooo:paragraph-rsid="001363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text:p>
      <text:p text:style-name="P1">J’ai choisi le document Energy, dans lequel nous pouvions voir beaucoup d’informations différente. Nous pouvions tout d’abord voir La liste des pays concerné par l’étude, ensuite les années, l’accès à l’electricité et au fuel, ainsi que l’électricité produit par du fuel ou par le nucléaire etc.</text:p>
      <text:p text:style-name="P1">J’ai choisi de mettre en évidence l’évolution de plusieurs pays différents concernant leur accès a l’eclectricité et le fuel en fonction des années. </text:p>
      <text:p text:style-name="P1">Pour ceci J’ai choisi d’isoler trois pays : La france, le Brésil et L’afghanistan. Et 4 années plutôt éloignés les unes des autres : 2000,2004,2012 et 2018.</text:p>
      <text:p text:style-name="P1">Je me suis étonnée du peu de différence entre le brésil et la france. Je me suis dit que l’en prenant des pays très éloigné les uns des autres géographiquement leurs résultats aurait surement été très différents et à ma grande surprise ce ne fut pas le cas. Je me suis aussi vraiment étonné de l’augmentation fulgurante de l’afghanistan. </text:p>
      <text:p text:style-name="P1">J’ai fait mon graphique seulement à partir de l’accès à l’electricité et cela m’as vraiment aidé a voir les évolutions et les différences plus ou moins forte entre les pays. </text:p>
      <text:p text:style-name="P1">Nous pouvons donc voir une très forte augmentation en ce qui concerne l’afghanistan, une augmentation plus faible pour le brésil et une stagnation pour la france. Ce que je comprends de ce graphique est que malgrès que le monde reste très inégale en thermes d’accès a l’electricité et de rapidité à cette accès, ce dernier tend quand même à s’uniformiser avec les années qui viennent. </text:p>
      <text:p text:style-name="P1"/>
      <text:p text:style-name="P2">PS : Je tient a vous faire part des difficultés que j’ai rencontré durant la création de ce graphique. Je me suis retrouvé dans l’incapacité de changer les données se trouvant dans l’abscisse. J’aurais voulu y mettre les années mais après plusieurs heure de recherche en vain j’ai fini par abandonner. J’espère que cela ne va pas trop me pénaliser et que vous allez quand même réussir a comprendre mon graphiqu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23:53:20.447000000</meta:creation-date>
    <dc:date>2023-10-23T00:16:59.370000000</dc:date>
    <meta:editing-duration>PT23M39S</meta:editing-duration>
    <meta:editing-cycles>2</meta:editing-cycles>
    <meta:generator>LibreOffice/7.6.2.1$Windows_X86_64 LibreOffice_project/56f7684011345957bbf33a7ee678afaf4d2ba333</meta:generator>
    <meta:document-statistic meta:table-count="0" meta:image-count="0" meta:object-count="0" meta:page-count="1" meta:paragraph-count="8" meta:word-count="321" meta:character-count="1911" meta:non-whitespace-character-count="1591"/>
  </office:meta>
</office:document-meta>
</file>